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1-QMBHWTunne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7" draw:start-glue-point="0" draw:end-shape="id28" draw:end-glue-point="8" svg:d="M43550 82000l-299-1299" svg:viewBox="0 0 300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8cm" svg:y1="20.75cm" svg:x2="53.301cm" svg:y2="20.701cm" draw:start-shape="id67" draw:start-glue-point="10" draw:end-shape="id68" draw:end-glue-point="6" svg:d="M51800 20750l1501-49" svg:viewBox="0 0 15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49.6cm" svg:y1="20.701cm" svg:x2="51.3cm" svg:y2="20.75cm" draw:start-shape="id70" draw:start-glue-point="1" draw:end-shape="id67" draw:end-glue-point="6" svg:d="M49600 20701l1700 49" svg:viewBox="0 0 1701 50">
          <text:p/>
        </draw:connector>
        <draw:g xml:id="id70" draw:id="id70">
          <draw:g>
            <draw:custom-shape draw:style-name="gr16" draw:text-style-name="P10" draw:layer="layout" svg:width="0.8cm" svg:height="0.3cm" svg:x="46.3cm" svg:y="2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1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6.3cm" svg:y="2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4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6.3cm" svg:y="2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5cm" svg:y="2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3cm" svg:y="21.0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4cm" svg:y="21.0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6" draw:start-glue-point="1" draw:end-shape="id35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3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,</text:span></text:p>
                <text:p text:style-name="P9"><text:span text:style-name="T3">CollectReferenceActive^Parameters,ShiftReferenceActive^Parameters,</text:span></text:p>
                <text:p text:style-name="P9"><text:span text:style-name="T3">MoveReferenceActive^Parameters,TargetReferenceActive^Parameters,</text:span></text:p>
                <text:p text:style-name="P9"><text:span text:style-name="T3">AtomOffsetActive^Parameters,SequenceReference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5.8cm" svg:y="26.1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6cm" svg:y="26.1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5.8cm" svg:y="26.1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47.45cm" svg:y1="26.498cm" svg:x2="48.301cm" svg:y2="28.499cm" draw:start-shape="id90" draw:start-glue-point="2" draw:end-shape="id68" draw:end-glue-point="4" svg:d="M47450 26498l851 2001" svg:viewBox="0 0 852 20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2T18:04:53.478000000</dc:date>
    <meta:editing-duration>P1DT8H24M31S</meta:editing-duration>
    <meta:editing-cycles>205</meta:editing-cycles>
    <meta:print-date>2017-04-10T14:16:38.188000000</meta:print-date>
    <meta:document-statistic meta:object-count="1183"/>
  </office:meta>
</office:document-meta>
</file>